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TEPS" style:family="table">
      <style:table-properties style:width="9.8611in" fo:margin-left="0in" table:align="left"/>
    </style:style>
    <style:style style:name="STEPS.A" style:family="table-column">
      <style:table-column-properties style:column-width="5.3993in"/>
    </style:style>
    <style:style style:name="STEPS.B" style:family="table-column">
      <style:table-column-properties style:column-width="4.4618in"/>
    </style:style>
    <style:style style:name="STEPS.A1" style:family="table-cell">
      <style:table-cell-properties fo:padding="0.0382in" fo:border-left="0.05pt solid #000000" fo:border-right="none" fo:border-top="0.05pt solid #000000" fo:border-bottom="0.05pt solid #000000"/>
    </style:style>
    <style:style style:name="STEPS.B1" style:family="table-cell">
      <style:table-cell-properties fo:padding="0.0382in" fo:border="0.05pt solid #000000"/>
    </style:style>
    <style:style style:name="STEPS.A2" style:family="table-cell">
      <style:table-cell-properties fo:padding="0.0382in" fo:border-left="0.05pt solid #000000" fo:border-right="none" fo:border-top="none" fo:border-bottom="0.05pt solid #000000"/>
    </style:style>
    <style:style style:name="STEP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b7b" officeooo:paragraph-rsid="0007cb7b"/>
    </style:style>
    <style:style style:name="P2" style:family="paragraph" style:parent-style-name="Table_20_Contents">
      <style:text-properties officeooo:rsid="0007cb7b" officeooo:paragraph-rsid="0007cb7b"/>
    </style:style>
    <style:style style:name="P3" style:family="paragraph" style:parent-style-name="Table_20_Contents">
      <style:paragraph-properties fo:text-align="center" style:justify-single-word="false"/>
      <style:text-properties officeooo:rsid="000d2afa" officeooo:paragraph-rsid="000d2afa"/>
    </style:style>
    <style:style style:name="P4" style:family="paragraph" style:parent-style-name="Table_20_Heading">
      <style:text-properties officeooo:rsid="000d2afa" officeooo:paragraph-rsid="000d2afa"/>
    </style:style>
    <style:style style:name="P5" style:family="paragraph" style:parent-style-name="Table_20_Heading">
      <style:text-properties officeooo:rsid="00170ef4" officeooo:paragraph-rsid="00170ef4"/>
    </style:style>
    <style:style style:name="P6" style:family="paragraph" style:parent-style-name="Text_20_body">
      <style:text-properties officeooo:paragraph-rsid="00198136"/>
    </style:style>
    <style:style style:name="P7" style:family="paragraph" style:parent-style-name="Heading_20_2">
      <style:text-properties officeooo:rsid="0015d40b"/>
    </style:style>
    <style:style style:name="P8" style:family="paragraph" style:parent-style-name="Table_20_Heading">
      <style:text-properties officeooo:rsid="0017877b" officeooo:paragraph-rsid="0017877b"/>
    </style:style>
    <style:style style:name="P9" style:family="paragraph" style:parent-style-name="Heading_20_3">
      <style:text-properties officeooo:rsid="00170ef4" officeooo:paragraph-rsid="00170ef4"/>
    </style:style>
    <style:style style:name="P10" style:family="paragraph" style:parent-style-name="Heading_20_3">
      <style:text-properties officeooo:paragraph-rsid="000c5f9c"/>
    </style:style>
    <style:style style:name="T1" style:family="text">
      <style:text-properties officeooo:rsid="00170ef4"/>
    </style:style>
    <style:style style:name="T2" style:family="text">
      <style:text-properties officeooo:rsid="0017877b"/>
    </style:style>
    <style:style style:name="T3" style:family="text">
      <style:text-properties officeooo:rsid="0019813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ASES">
        <text:h text:style-name="P7" text:outline-level="2">Test</text:h>
        <text:h text:style-name="Heading_20_3" text:outline-level="3">
          <text:span text:style-name="T3">Роли</text:span>
        </text:h>
        <text:p text:style-name="P6">
          <text:span text:style-name="T3"/>
        </text:p>
        <text:h text:style-name="P10" text:outline-level="3">
          <text:span text:style-name="T1">Предусловия</text:span>
        </text:h>
        <text:p text:style-name="Standard">создать документ с параметрами:<text:line-break/>|name|test|<text:line-break/>"установку даты" выполнить с параметрами "12:12:12"</text:p>
        <text:h text:style-name="P9" text:outline-level="3">Сценарии</text:h>
        <table:table table:name="STEPS" table:style-name="STEPS">
          <table:table-column table:style-name="STEPS.A"/>
          <table:table-column table:style-name="STEPS.B"/>
          <table:table-header-rows>
            <table:table-row>
              <table:table-cell table:style-name="STEPS.A1" office:value-type="string">
                <text:p text:style-name="P8">Сценарий</text:p>
              </table:table-cell>
              <table:table-cell table:style-name="STEPS.B1" office:value-type="string">
                <text:p text:style-name="P5"><text:span text:style-name="T2">О</text:span>жидаемый результат</text:p>
              </table:table-cell>
            </table:table-row>
          </table:table-header-rows>
          <table:table-row>
            <table:table-cell table:style-name="STEPS.A2" office:value-type="string">
              <text:p text:style-name="P2">#Dummy action</text:p>
            </table:table-cell>
            <table:table-cell table:style-name="STEPS.B2" office:value-type="string">
              <text:p text:style-name="P2">#Dummy result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hatko </meta:initial-creator>
    <meta:creation-date>2013-04-03T21:42:31</meta:creation-date>
    <dc:date>2013-04-12T19:46:43</dc:date>
    <dc:creator>ekhatko </dc:creator>
    <meta:editing-duration>PT2M55S</meta:editing-duration>
    <meta:editing-cycles>19</meta:editing-cycles>
    <meta:generator>LibreOffice/4.0.0.3$Linux_X86_64 LibreOffice_project/7545bee9c2a0782548772a21bc84a9dcc583b89</meta:generator>
    <meta:document-statistic meta:table-count="1" meta:image-count="0" meta:object-count="0" meta:page-count="1" meta:paragraph-count="10" meta:word-count="11" meta:character-count="119" meta:non-whitespace-character-count="118"/>
  </office:meta>
</office:document-meta>
</file>